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7b7" officeooo:paragraph-rsid="001b87b7"/>
    </style:style>
    <style:style style:name="P2" style:family="paragraph" style:parent-style-name="Standard">
      <style:text-properties fo:font-weight="bold" officeooo:rsid="001b87b7" officeooo:paragraph-rsid="001b87b7" style:font-weight-asian="bold" style:font-weight-complex="bold"/>
    </style:style>
    <style:style style:name="P3" style:family="paragraph" style:parent-style-name="Standard">
      <style:text-properties fo:font-weight="bold" officeooo:rsid="001bec39" officeooo:paragraph-rsid="001bec39" style:font-weight-asian="bold" style:font-weight-complex="bold"/>
    </style:style>
    <style:style style:name="P4" style:family="paragraph" style:parent-style-name="Standard">
      <style:text-properties fo:font-weight="normal" officeooo:rsid="001d3df9" officeooo:paragraph-rsid="001d3df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ython interpreter internals</text:p>
      <text:p text:style-name="P1"/>
      <text:p text:style-name="P3">View from 30000 feet</text:p>
      <text:p text:style-name="P4">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08:02:03.420294749</meta:creation-date>
    <dc:date>2022-06-03T08:06:28.585076690</dc:date>
    <meta:editing-duration>P17DT20M45S</meta:editing-duration>
    <meta:editing-cycles>5</meta:editing-cycles>
    <meta:generator>LibreOffice/7.0.6.2$Linux_X86_64 LibreOffice_project/00$Build-2</meta:generator>
    <meta:document-statistic meta:table-count="0" meta:image-count="0" meta:object-count="0" meta:page-count="1" meta:paragraph-count="3" meta:word-count="9" meta:character-count="53" meta:non-whitespace-character-count="47"/>
  </office:meta>
</office:document-meta>
</file>